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Hack" svg:font-family="Hack" style:font-pitch="fixed"/>
    <style:font-face style:name="Inconsolata" svg:font-family="Inconsolata"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904cm" style:rel-column-width="3347*"/>
    </style:style>
    <style:style style:name="Tableau1.B" style:family="table-column">
      <style:table-column-properties style:column-width="11.097cm" style:rel-column-width="62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904cm" style:rel-column-width="3347*"/>
    </style:style>
    <style:style style:name="Tableau2.B" style:family="table-column">
      <style:table-column-properties style:column-width="11.097cm" style:rel-column-width="6291*"/>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e71d" officeooo:paragraph-rsid="001fe71d"/>
    </style:style>
    <style:style style:name="P2" style:family="paragraph" style:parent-style-name="Standard">
      <style:paragraph-properties fo:text-align="justify" style:justify-single-word="false"/>
      <style:text-properties officeooo:rsid="001fe71d" officeooo:paragraph-rsid="001fe71d"/>
    </style:style>
    <style:style style:name="P3" style:family="paragraph" style:parent-style-name="Standard">
      <style:paragraph-properties fo:text-align="justify" style:justify-single-word="false"/>
      <style:text-properties officeooo:rsid="0021fda2" officeooo:paragraph-rsid="0021fda2"/>
    </style:style>
    <style:style style:name="P4" style:family="paragraph" style:parent-style-name="Standard">
      <style:text-properties fo:font-weight="bold" officeooo:rsid="001fe71d" officeooo:paragraph-rsid="001fe71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fe71d" officeooo:paragraph-rsid="001fe71d" style:font-weight-asian="bold" style:font-weight-complex="bold"/>
    </style:style>
    <style:style style:name="P7" style:family="paragraph" style:parent-style-name="Standard">
      <style:paragraph-properties fo:text-align="justify" style:justify-single-word="false"/>
      <style:text-properties officeooo:rsid="0023a3df" officeooo:paragraph-rsid="0023a3df"/>
    </style:style>
    <style:style style:name="P8" style:family="paragraph" style:parent-style-name="Standard">
      <style:paragraph-properties fo:text-align="justify" style:justify-single-word="false"/>
      <style:text-properties officeooo:rsid="00242ff0" officeooo:paragraph-rsid="00242ff0"/>
    </style:style>
    <style:style style:name="P9" style:family="paragraph" style:parent-style-name="Standard">
      <style:text-properties officeooo:rsid="0025d87f" officeooo:paragraph-rsid="0025d87f"/>
    </style:style>
    <style:style style:name="P10" style:family="paragraph" style:parent-style-name="Standard">
      <style:text-properties fo:font-size="11pt" officeooo:rsid="00242ff0" officeooo:paragraph-rsid="00242ff0" style:font-size-asian="11pt" style:font-size-complex="11pt"/>
    </style:style>
    <style:style style:name="P11" style:family="paragraph" style:parent-style-name="Standard">
      <style:text-properties officeooo:paragraph-rsid="0025d87f"/>
    </style:style>
    <style:style style:name="P12" style:family="paragraph" style:parent-style-name="Standard">
      <style:paragraph-properties fo:margin-left="1.251cm" fo:margin-right="0cm" fo:text-indent="0cm" style:auto-text-indent="false"/>
      <style:text-properties officeooo:paragraph-rsid="00242ff0"/>
    </style:style>
    <style:style style:name="P13" style:family="paragraph" style:parent-style-name="Standard">
      <style:paragraph-properties fo:margin-left="1.251cm" fo:margin-right="0cm" fo:text-indent="0cm" style:auto-text-indent="false"/>
      <style:text-properties fo:font-size="11pt" officeooo:rsid="0025d87f" officeooo:paragraph-rsid="0025d87f" style:font-size-asian="11pt" style:font-size-complex="11pt"/>
    </style:style>
    <style:style style:name="P14" style:family="paragraph" style:parent-style-name="Standard">
      <style:paragraph-properties fo:margin-left="1.251cm" fo:margin-right="0cm" fo:text-indent="0cm" style:auto-text-indent="false"/>
      <style:text-properties fo:font-size="11pt" officeooo:rsid="0025d87f" officeooo:paragraph-rsid="0027c675" style:font-size-asian="11pt" style:font-size-complex="11pt"/>
    </style:style>
    <style:style style:name="P15" style:family="paragraph" style:parent-style-name="Standard">
      <style:paragraph-properties fo:margin-left="1.251cm" fo:margin-right="0cm" fo:text-align="justify" style:justify-single-word="false" fo:text-indent="0cm" style:auto-text-indent="false"/>
      <style:text-properties fo:font-size="11pt" officeooo:rsid="0025d87f" officeooo:paragraph-rsid="0025d87f" style:font-size-asian="11pt" style:font-size-complex="11pt"/>
    </style:style>
    <style:style style:name="P16" style:family="paragraph" style:parent-style-name="Standard">
      <style:paragraph-properties fo:margin-left="1.251cm" fo:margin-right="0cm" fo:text-align="justify" style:justify-single-word="false" fo:text-indent="0cm" style:auto-text-indent="false"/>
      <style:text-properties fo:font-size="11pt" officeooo:rsid="0025d87f" officeooo:paragraph-rsid="002baf26" style:font-size-asian="11pt" style:font-size-complex="11pt"/>
    </style:style>
    <style:style style:name="P17" style:family="paragraph" style:parent-style-name="Standard">
      <style:paragraph-properties fo:margin-left="1.251cm" fo:margin-right="0cm" fo:text-indent="0cm" style:auto-text-indent="false"/>
      <style:text-properties fo:font-size="11pt" officeooo:rsid="00242ff0" officeooo:paragraph-rsid="00242ff0" style:font-size-asian="11pt" style:font-size-complex="11pt"/>
    </style:style>
    <style:style style:name="P18" style:family="paragraph" style:parent-style-name="Standard">
      <style:paragraph-properties fo:margin-left="1.251cm" fo:margin-right="0cm" fo:text-indent="0cm" style:auto-text-indent="false"/>
      <style:text-properties fo:font-size="11pt" officeooo:rsid="00242ff0" officeooo:paragraph-rsid="0029214b" style:font-size-asian="11pt" style:font-size-complex="11pt"/>
    </style:style>
    <style:style style:name="P19" style:family="paragraph" style:parent-style-name="Standard">
      <style:paragraph-properties fo:margin-left="1.251cm" fo:margin-right="0cm" fo:text-align="justify" style:justify-single-word="false" fo:text-indent="0cm" style:auto-text-indent="false"/>
      <style:text-properties fo:font-size="11pt" officeooo:rsid="002baf26" officeooo:paragraph-rsid="002baf26" style:font-size-asian="11pt" style:font-size-complex="11pt"/>
    </style:style>
    <style:style style:name="P20" style:family="paragraph" style:parent-style-name="Standard">
      <style:paragraph-properties fo:margin-left="1.251cm" fo:margin-right="0cm" fo:text-align="justify" style:justify-single-word="false" fo:text-indent="0cm" style:auto-text-indent="false"/>
      <style:text-properties fo:font-size="11pt" officeooo:rsid="002d842d" officeooo:paragraph-rsid="002d842d" style:font-size-asian="11pt" style:font-size-complex="11pt"/>
    </style:style>
    <style:style style:name="P21" style:family="paragraph" style:parent-style-name="Standard">
      <style:paragraph-properties fo:margin-left="1.251cm" fo:margin-right="0cm" fo:text-indent="0cm" style:auto-text-indent="false"/>
      <style:text-properties fo:font-size="11pt" officeooo:rsid="002d842d" officeooo:paragraph-rsid="002d842d" style:font-size-asian="11pt" style:font-size-complex="11pt"/>
    </style:style>
    <style:style style:name="P22" style:family="paragraph" style:parent-style-name="Standard">
      <style:paragraph-properties fo:margin-left="1.251cm" fo:margin-right="0cm" fo:text-indent="0cm" style:auto-text-indent="false"/>
      <style:text-properties style:font-name="Inconsolata" fo:font-size="11pt" officeooo:rsid="0025d87f" officeooo:paragraph-rsid="002baf26" style:font-size-asian="11pt" style:font-size-complex="11pt"/>
    </style:style>
    <style:style style:name="P23" style:family="paragraph" style:parent-style-name="Standard">
      <style:paragraph-properties fo:margin-left="1.251cm" fo:margin-right="0cm" fo:text-indent="0cm" style:auto-text-indent="false"/>
      <style:text-properties style:font-name="Inconsolata" fo:font-size="11pt" officeooo:rsid="002d842d" officeooo:paragraph-rsid="002d842d" style:font-size-asian="11pt" style:font-size-complex="11pt"/>
    </style:style>
    <style:style style:name="P24" style:family="paragraph" style:parent-style-name="Standard">
      <style:paragraph-properties fo:margin-left="1.251cm" fo:margin-right="0cm" fo:text-align="justify" style:justify-single-word="false" fo:text-indent="0cm" style:auto-text-indent="false"/>
      <style:text-properties style:font-name="Inconsolata" fo:font-size="11pt" officeooo:rsid="002d842d" officeooo:paragraph-rsid="002d842d" style:font-size-asian="11pt" style:font-size-complex="11pt"/>
    </style:style>
    <style:style style:name="P25" style:family="paragraph" style:parent-style-name="Standard">
      <style:paragraph-properties fo:margin-left="1.251cm" fo:margin-right="0cm" fo:text-align="justify" style:justify-single-word="false" fo:text-indent="0cm" style:auto-text-indent="false"/>
      <style:text-properties style:font-name="Inconsolata" fo:font-size="11pt" officeooo:rsid="002d842d" officeooo:paragraph-rsid="002ea132" style:font-size-asian="11pt" style:font-size-complex="11pt"/>
    </style:style>
    <style:style style:name="P26" style:family="paragraph" style:parent-style-name="Standard">
      <style:paragraph-properties fo:margin-left="1.251cm" fo:margin-right="0cm" fo:text-align="justify" style:justify-single-word="false" fo:text-indent="0cm" style:auto-text-indent="false"/>
      <style:text-properties style:font-name="Inconsolata" fo:font-size="11pt" officeooo:rsid="002d842d" officeooo:paragraph-rsid="002eab47" style:font-size-asian="11pt" style:font-size-complex="11pt"/>
    </style:style>
    <style:style style:name="P27" style:family="paragraph" style:parent-style-name="Standard">
      <style:paragraph-properties fo:margin-left="1.251cm" fo:margin-right="0cm" fo:text-align="justify" style:justify-single-word="false" fo:text-indent="0cm" style:auto-text-indent="false"/>
      <style:text-properties style:font-name="Inconsolata" fo:font-size="11pt" officeooo:rsid="002eab47" officeooo:paragraph-rsid="002eab47" style:font-size-asian="11pt" style:font-size-complex="11pt"/>
    </style:style>
    <style:style style:name="P28" style:family="paragraph" style:parent-style-name="Standard">
      <style:paragraph-properties fo:margin-left="1.251cm" fo:margin-right="0cm" fo:text-align="justify" style:justify-single-word="false" fo:text-indent="0cm" style:auto-text-indent="false"/>
      <style:text-properties style:font-name="Liberation Serif" fo:font-size="11pt" officeooo:rsid="002eab47" officeooo:paragraph-rsid="002eab47" style:font-size-asian="11pt" style:font-size-complex="11pt"/>
    </style:style>
    <style:style style:name="T1" style:family="text">
      <style:text-properties officeooo:rsid="0021fda2"/>
    </style:style>
    <style:style style:name="T2" style:family="text">
      <style:text-properties style:font-name="Inconsolata"/>
    </style:style>
    <style:style style:name="T3" style:family="text">
      <style:text-properties style:font-name="Inconsolata" officeooo:rsid="0027c675"/>
    </style:style>
    <style:style style:name="T4" style:family="text">
      <style:text-properties style:font-name="Inconsolata" officeooo:rsid="002eab47"/>
    </style:style>
    <style:style style:name="T5" style:family="text">
      <style:text-properties officeooo:rsid="00231b05"/>
    </style:style>
    <style:style style:name="T6" style:family="text">
      <style:text-properties fo:font-weight="bold" style:font-weight-asian="bold" style:font-weight-complex="bold"/>
    </style:style>
    <style:style style:name="T7" style:family="text">
      <style:text-properties fo:font-weight="bold" officeooo:rsid="0027c675" style:font-weight-asian="bold" style:font-weight-complex="bold"/>
    </style:style>
    <style:style style:name="T8" style:family="text">
      <style:text-properties officeooo:rsid="0027c675"/>
    </style:style>
    <style:style style:name="T9" style:family="text">
      <style:text-properties officeooo:rsid="002baf26"/>
    </style:style>
    <style:style style:name="T10" style:family="text">
      <style:text-properties style:font-name="Liberation Serif"/>
    </style:style>
    <style:style style:name="T11" style:family="text">
      <style:text-properties style:font-name="Liberation Serif" officeooo:rsid="0027c675"/>
    </style:style>
    <style:style style:name="T12" style:family="text">
      <style:text-properties style:font-name="Liberation Serif" officeooo:rsid="002ea132"/>
    </style:style>
    <style:style style:name="T13" style:family="text">
      <style:text-properties officeooo:rsid="002ea132"/>
    </style:style>
    <style:style style:name="T14" style:family="text">
      <style:text-properties officeooo:rsid="002eab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ntrôle de la liquidation des IHTS</text:p>
      <text:p text:style-name="Standard"/>
      <text:p text:style-name="P2"/>
      <text:p text:style-name="P2">La liquidation des IHTS doit respecter certains principes définis par la réglementation :</text:p>
      <text:p text:style-name="P2"/>
      <text:p text:style-name="P2">1. Les rappels d’heures correspondant à du service fait au mois <text:span text:style-name="T6">N </text:span>mais payées au mois <text:span text:style-name="T6">N’ </text:span>doivent être rattachés au mois <text:span text:style-name="T6">N </text:span>pour ce qui concerne les modalités de liquidation (principe du fait générateur du paiement).</text:p>
      <text:p text:style-name="P2"/>
      <text:p text:style-name="P2">2. <text:span text:style-name="T1">Pour les temps complets, l</text:span>es taux des IHTS varient selon le nombre d’heures (rappels de paiement ultérieurs inclus) de service fait dans le mois, ainsi qu’en fonction de la période du service fait (nuit, fin de semaine ou période normale).</text:p>
      <text:p text:style-name="P2"/>
      <text:p text:style-name="P2">3. Les non-titulaires, s’ils sont autorisés par délibération à percevoir des IHTS, relèvent du droit commun s’agissant des modalités de liquidation.</text:p>
      <text:p text:style-name="P2"/>
      <text:p text:style-name="P1"/>
      <text:p text:style-name="P4">Algorithme <text:span text:style-name="T5">de contrôle de la liquidation des montants mensuels IHTS</text:span></text:p>
      <text:p text:style-name="Standard"/>
      <text:p text:style-name="P3">Une sous-base de paye est extraite de la base global<text:span text:style-name="T5">e</text:span> par un filtre sur les libellés de paye <text:span text:style-name="T5">sélectionnant les bulletins de paye comportant au moins un montant de type IHTS.</text:span></text:p>
      <text:p text:style-name="P3">Ce filtre est défini par <text:span text:style-name="T2">expression.rég.IHTS </text:span>dans le fichier <text:span text:style-name="T2">prologue.R.</text:span></text:p>
      <text:p text:style-name="P3"><text:span text:style-name="T2"/></text:p>
      <text:p text:style-name="P7">Seules sont retenues les lignes de paye de catégorie Xemelios <text:span text:style-name="T2">Indemnite, TraitBrut, Rappel, IdemResid</text:span> ou<text:span text:style-name="T2"> RemDivers, </text:span>qui correspondent respectivement aux valeurs suivantes de la colonne <text:span text:style-name="T2">Type</text:span> des fichiers csv exportés par Altaïr : <text:s/><text:span text:style-name="T6">I, T, R, IR, A.</text:span></text:p>
      <text:p text:style-name="Standard"/>
      <text:p text:style-name="P8">A partir de la colonne <text:span text:style-name="T2">Début </text:span>des bases extraites, qui indique le début de la période de référence de chaque rappel de paiement, les paiements réalisés au mois N’ en rappel d’une période de référence du mois N sont rattachés au mois N. Les colonnes suivantes sont rajoutées :</text:p>
      <text:p text:style-name="P10"/>
      <table:table table:name="Tableau2" table:style-name="Tableau2">
        <table:table-column table:style-name="Tableau2.A"/>
        <table:table-column table:style-name="Tableau2.B"/>
        <table:table-row>
          <table:table-cell table:style-name="Tableau2.A1" office:value-type="string">
            <text:p text:style-name="P17"><text:span text:style-name="T2">Année.R </text:span></text:p>
          </table:table-cell>
          <table:table-cell table:style-name="Tableau2.B1" office:value-type="string">
            <text:p text:style-name="P17">Année du paiement du rappel dont la période de référence est le mois en cours</text:p>
          </table:table-cell>
        </table:table-row>
        <table:table-row>
          <table:table-cell table:style-name="Tableau2.A2" office:value-type="string">
            <text:p text:style-name="P17"><text:span text:style-name="T2">Mois.R</text:span></text:p>
          </table:table-cell>
          <table:table-cell table:style-name="Tableau2.B2" office:value-type="string">
            <text:p text:style-name="P18">Mois du paiement du rappel dont la période de référence est le mois en cours</text:p>
          </table:table-cell>
        </table:table-row>
      </table:table>
      <text:p text:style-name="P12"/>
      <text:p text:style-name="P9">Pour chaque mois en cours, sont calculées les variables suivantes :</text:p>
      <text:p text:style-name="P9"/>
      <table:table table:name="Tableau1" table:style-name="Tableau1">
        <table:table-column table:style-name="Tableau1.A"/>
        <table:table-column table:style-name="Tableau1.B"/>
        <table:table-row>
          <table:table-cell table:style-name="Tableau1.A1" office:value-type="string">
            <text:p text:style-name="P13"><text:span text:style-name="T2">ihts.cum.rappels</text:span></text:p>
          </table:table-cell>
          <table:table-cell table:style-name="Tableau1.B1" office:value-type="string">
            <text:p text:style-name="P15">Cumul des montants de rappels IHTS payés <text:span text:style-name="T8">la même année que leur mois de référence</text:span></text:p>
          </table:table-cell>
        </table:table-row>
        <table:table-row>
          <table:table-cell table:style-name="Tableau1.A2" office:value-type="string">
            <text:p text:style-name="P13"><text:span text:style-name="T2">nihts.cum.rappels</text:span></text:p>
          </table:table-cell>
          <table:table-cell table:style-name="Tableau1.B2" office:value-type="string">
            <text:p text:style-name="P15"><text:span text:style-name="T9">Cumul</text:span> de la variable Base des <text:span text:style-name="T8">rappels pour des </text:span>mois <text:span text:style-name="T8">de référence de</text:span> <text:span text:style-name="T6">la même année</text:span>. <text:span text:style-name="T8">A défaut, somme de la variable </text:span><text:span text:style-name="T3">Nb.Unité. </text:span><text:span text:style-name="T8">Chaque valeur de cette somme est prise avec le signe du </text:span><text:span text:style-name="T3">Montant</text:span><text:span text:style-name="T8"> du rappel. Cette variable correspond en principe au nombre d’heures payées en rappels la même année pour la période de référence du mois en cours.</text:span></text:p>
          </table:table-cell>
        </table:table-row>
        <table:table-row>
          <table:table-cell table:style-name="Tableau1.A2" office:value-type="string">
            <text:p text:style-name="P13"><text:span text:style-name="T2">ihts.cum.rappels.ant</text:span></text:p>
          </table:table-cell>
          <table:table-cell table:style-name="Tableau1.B2" office:value-type="string">
            <text:p text:style-name="P15"><text:span text:style-name="T8">Cumul <text:s/>des montants des rappels IHTS pour des période de référence d’année antérieure à l’année du paiement du rappel</text:span></text:p>
          </table:table-cell>
        </table:table-row>
        <table:table-row>
          <table:table-cell table:style-name="Tableau1.A2" office:value-type="string">
            <text:p text:style-name="P14"><text:span text:style-name="T2">nihts.cum.rappels.ant</text:span></text:p>
          </table:table-cell>
          <table:table-cell table:style-name="Tableau1.B2" office:value-type="string">
            <text:p text:style-name="P16"><text:span text:style-name="T9">Cumul</text:span> de la variable Base des <text:span text:style-name="T8">rappels pour des </text:span>mois <text:span text:style-name="T8">de référence </text:span><text:span text:style-name="T7">d’année antérieure</text:span>. <text:span text:style-name="T8">A défaut, somme de la variable </text:span><text:span text:style-name="T3">Nb.Unité. </text:span><text:span text:style-name="T8">Chaque valeur de cette somme est prise avec le signe du </text:span><text:span text:style-name="T3">Montant </text:span><text:span text:style-name="T8">du rappel. Cette variable </text:span><text:soft-page-break/><text:span text:style-name="T8">correspond en principe au nombre d’heures payées en rappels au cours des années précédentes pour la période de référence du mois en cours.</text:span></text:p>
          </table:table-cell>
        </table:table-row>
        <table:table-row>
          <table:table-cell table:style-name="Tableau1.A2" office:value-type="string">
            <text:p text:style-name="P22">ihts.cum.hors.rappels </text:p>
          </table:table-cell>
          <table:table-cell table:style-name="Tableau1.B2" office:value-type="string">
            <text:p text:style-name="P19">Cumul des montants des paiements directs (hors rappels) d’IHTS, pour le mois en cours.</text:p>
          </table:table-cell>
        </table:table-row>
        <table:table-row>
          <table:table-cell table:style-name="Tableau1.A2" office:value-type="string">
            <text:p text:style-name="P22">nihts.cum.hors.rappels</text:p>
          </table:table-cell>
          <table:table-cell table:style-name="Tableau1.B2" office:value-type="string">
            <text:p text:style-name="P19">Cumul de la variable<text:span text:style-name="T2"> Base </text:span>des paiements directs (hors rappels), ou à défaut de la variable <text:span text:style-name="T2">Nb.Unité,</text:span> chaque <text:span text:style-name="T2">Base </text:span>ou <text:span text:style-name="T2">Nb.Unité</text:span> étant affectée du signe de la variable <text:span text:style-name="T2">Montant. </text:span><text:span text:style-name="T11">Cette variable correspond en principe au nombre d’heures payées </text:span><text:span text:style-name="T10">(hors rappels) au titre des IHTS pour le mois en cours.</text:span></text:p>
          </table:table-cell>
        </table:table-row>
        <table:table-row>
          <table:table-cell table:style-name="Tableau1.A2" office:value-type="string">
            <text:p text:style-name="P23">ihts.tot</text:p>
          </table:table-cell>
          <table:table-cell table:style-name="Tableau1.B2" office:value-type="string">
            <text:p text:style-name="P20">Somme, pour un mois en cours, des variables <text:s/><text:span text:style-name="T2">ihts.cum.rappels, ihts.cum.hors.rappels</text:span> et <text:span text:style-name="T2">ihts.cum.rappels.ant, </text:span>autrement dit des paiements directs du mois et des rappels payés dans le mois en cours ou ultérieurement.</text:p>
          </table:table-cell>
        </table:table-row>
        <table:table-row>
          <table:table-cell table:style-name="Tableau1.A2" office:value-type="string">
            <text:p text:style-name="P24">nihts.tot </text:p>
          </table:table-cell>
          <table:table-cell table:style-name="Tableau1.B2" office:value-type="string">
            <text:p text:style-name="P20">Somme, pour un mois en cours, des variables <text:span text:style-name="T2">nihts.cum.rappels, nihts.cum.hors.rappels et nihts.cum.rappels.ant</text:span> <text:s text:c="2"/>autrement dit du nombre d’heures payées au titre des IHTS, pour des services faits du mois en cours, constatés le mois même ou ultérieurement. </text:p>
          </table:table-cell>
        </table:table-row>
        <table:table-row>
          <table:table-cell table:style-name="Tableau1.A2" office:value-type="string">
            <text:p text:style-name="P24">IR</text:p>
          </table:table-cell>
          <table:table-cell table:style-name="Tableau1.B2" office:value-type="string">
            <text:p text:style-name="P21"><text:span text:style-name="T13">I</text:span>ndemnité de résidence du mois en cours (éventuellement cumuls des montants du mois)</text:p>
          </table:table-cell>
        </table:table-row>
        <table:table-row>
          <table:table-cell table:style-name="Tableau1.A2" office:value-type="string">
            <text:p text:style-name="P24">Traitement indiciaire annuel et IR</text:p>
          </table:table-cell>
          <table:table-cell table:style-name="Tableau1.B2" office:value-type="string">
            <text:p text:style-name="P21"><text:s/><text:span text:style-name="T13">(</text:span>IR <text:s/>+ (Indice + NBI) x Valeur du point d’INM du mois en cours<text:span text:style-name="T13">)</text:span> <text:span text:style-name="T13">x 12</text:span>.</text:p>
          </table:table-cell>
        </table:table-row>
        <table:table-row>
          <table:table-cell table:style-name="Tableau1.A2" office:value-type="string">
            <text:p text:style-name="P25">Taux horaire</text:p>
          </table:table-cell>
          <table:table-cell table:style-name="Tableau1.B2" office:value-type="string">
            <text:p text:style-name="P25">Traitement indiciaire annuel et IR / <text:span text:style-name="T13">1 820</text:span></text:p>
          </table:table-cell>
        </table:table-row>
        <table:table-row>
          <table:table-cell table:style-name="Tableau1.A2" office:value-type="string">
            <text:p text:style-name="P25">Taux horaire inf.14 H</text:p>
          </table:table-cell>
          <table:table-cell table:style-name="Tableau1.B2" office:value-type="string">
            <text:p text:style-name="P25">Taux horaire <text:span text:style-name="T13">x</text:span> 1.25<text:span text:style-name="T10">, </text:span><text:span text:style-name="T12">pour les temps complets sinon </text:span><text:span text:style-name="T13">Taux horaire</text:span></text:p>
          </table:table-cell>
        </table:table-row>
        <table:table-row>
          <table:table-cell table:style-name="Tableau1.A2" office:value-type="string">
            <text:p text:style-name="P25">Taux horaire sup.14 H</text:p>
          </table:table-cell>
          <table:table-cell table:style-name="Tableau1.B2" office:value-type="string">
            <text:p text:style-name="P26">Taux horaire <text:span text:style-name="T13">x</text:span> 1.2<text:span text:style-name="T13">7</text:span>, <text:span text:style-name="T12">pour les temps complets sinon </text:span><text:span text:style-name="T13">Taux horaire</text:span> </text:p>
          </table:table-cell>
        </table:table-row>
        <table:table-row>
          <table:table-cell table:style-name="Tableau1.A2" office:value-type="string">
            <text:p text:style-name="P25">Taux horaire nuit</text:p>
          </table:table-cell>
          <table:table-cell table:style-name="Tableau1.B2" office:value-type="string">
            <text:p text:style-name="P26">Taux horaire <text:span text:style-name="T13">x</text:span> <text:span text:style-name="T13">2</text:span>,<text:span text:style-name="T10"> </text:span><text:span text:style-name="T12">pour les temps complets sinon </text:span><text:span text:style-name="T13">Taux horaire</text:span></text:p>
          </table:table-cell>
        </table:table-row>
        <table:table-row>
          <table:table-cell table:style-name="Tableau1.A2" office:value-type="string">
            <text:p text:style-name="P25">Taux horaire dim. j.f.</text:p>
          </table:table-cell>
          <table:table-cell table:style-name="Tableau1.B2" office:value-type="string">
            <text:p text:style-name="P26">Taux horaire <text:span text:style-name="T13">x</text:span> <text:span text:style-name="T13">5/3</text:span>,<text:span text:style-name="T10"> </text:span><text:span text:style-name="T12">pour les temps complets sinon </text:span><text:span text:style-name="T13">Taux horaire</text:span></text:p>
          </table:table-cell>
        </table:table-row>
        <table:table-row>
          <table:table-cell table:style-name="Tableau1.A2" office:value-type="string">
            <text:p text:style-name="P27">Max</text:p>
          </table:table-cell>
          <table:table-cell table:style-name="Tableau1.B2" office:value-type="string">
            <text:p text:style-name="P28">Application du taux horaire de nuit au nombre d’heures d’IHTS total du mois : donne une borne maximale des paiements possibles au titre de l’IHTS pour le mois en cours et les mois ultérieurs en rappels</text:p>
          </table:table-cell>
        </table:table-row>
        <table:table-row>
          <table:table-cell table:style-name="Tableau1.A2" office:value-type="string">
            <text:p text:style-name="P27">Min</text:p>
          </table:table-cell>
          <table:table-cell table:style-name="Tableau1.B2" office:value-type="string">
            <text:p text:style-name="P28">Application du taux horaire inférieur à 14 H au nombre d’heures d’IHTS total du mois : <text:s/>donne une borne minimale des paiements possibles au titre de l’IHTS pour le mois en cours et les mois ultérieurs en rappels</text:p>
          </table:table-cell>
        </table:table-row>
      </table:table>
      <text:p text:style-name="P11"/>
      <text:p text:style-name="P5"><text:s text:c="2"/></text:p>
      <text:p text:style-name="P5"/>
      <text:p text:style-name="P5"><text:span text:style-name="T14">Pour calculer les dépassements de liquidation, on </text:span>considère l<text:span text:style-name="T14">a variable </text:span><text:span text:style-name="T4">Max</text:span><text:span text:style-name="T14"> (</text:span>taux horaire maximum de nuit <text:span text:style-name="T14">à toutes les heures) et on calcule la différence entre</text:span><text:span text:style-name="T4"> ihts.tot </text:span><text:span text:style-name="T14">(cumul des IHTS versées pour le mois en cours et des rappels ayant le mois en cours comme période de référence) et </text:span><text:span text:style-name="T4">Max</text:span><text:span text:style-name="T14">. Le nombre de matricules concernés est également évalué par année et au total sur la période sous rev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Hack" svg:font-family="Hack" style:font-pitch="fixed"/>
    <style:font-face style:name="Inconsolata" svg:font-family="Inconsolata"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00:42:04.170742651</meta:creation-date>
    <dc:date>2018-06-07T02:12:37.268660945</dc:date>
    <meta:editing-duration>PT48M36S</meta:editing-duration>
    <meta:editing-cycles>13</meta:editing-cycles>
    <meta:generator>LibreOffice/6.0.3.2$Linux_X86_64 LibreOffice_project/00m0$Build-2</meta:generator>
    <meta:document-statistic meta:table-count="2" meta:image-count="0" meta:object-count="0" meta:page-count="2" meta:paragraph-count="51" meta:word-count="838" meta:character-count="5051" meta:non-whitespace-character-count="4248"/>
  </office:meta>
</office:document-meta>
</file>